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0.6492in"/>
    </style:style>
    <style:style style:name="co3" style:family="table-column">
      <style:table-column-properties fo:break-before="auto" style:column-width="1.7839in"/>
    </style:style>
    <style:style style:name="co4" style:family="table-column">
      <style:table-column-properties fo:break-before="auto" style:column-width="0.4291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0.3409in"/>
    </style:style>
    <style:style style:name="co8" style:family="table-column">
      <style:table-column-properties fo:break-before="auto" style:column-width="0.4075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4626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3874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0.5063in"/>
    </style:style>
    <style:style style:name="co17" style:family="table-column">
      <style:table-column-properties fo:break-before="auto" style:column-width="0.7047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75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35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be5d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52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5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e2efd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0" table:default-cell-style-name="ce25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" table:default-cell-style-name="ce6"/>
        <table:table-column table:style-name="co2" table:default-cell-style-name="ce6"/>
        <table:table-column table:style-name="co15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16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7" table:number-columns-repeated="16352" table:default-cell-style-name="ce6"/>
        <table:table-row table:style-name="ro1">
          <table:table-cell table:style-name="ce1" office:value-type="string" calcext:value-type="string" table:number-columns-spanned="16" table:number-rows-spanned="1">
            <text:p>First Semester</text:p>
          </table:table-cell>
          <table:covered-table-cell table:number-columns-repeated="15" table:style-name="ce1"/>
          <table:table-cell table:number-columns-repeated="16368"/>
        </table:table-row>
        <table:table-row table:style-name="ro2">
          <table:table-cell table:style-name="ce2" office:value-type="string" calcext:value-type="string" table:number-columns-spanned="3" table:number-rows-spanned="1">
            <text:p>Regi: <text:s/>2102024</text:p>
          </table:table-cell>
          <table:covered-table-cell table:number-columns-repeated="2" table:style-name="ce2"/>
          <table:table-cell table:style-name="ce13" office:value-type="string" calcext:value-type="string" table:number-columns-spanned="13" table:number-rows-spanned="1">
            <text:p>Name: Md. Sharafat Karim</text:p>
          </table:table-cell>
          <table:covered-table-cell table:number-columns-repeated="12" table:style-name="ce13"/>
          <table:table-cell table:number-columns-repeated="16368"/>
        </table:table-row>
        <table:table-row table:style-name="ro2">
          <table:table-cell table:style-name="ce3"/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jec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Total Marks</text:p>
          </table:table-cell>
          <table:table-cell table:style-name="ce14" office:value-type="string" calcext:value-type="string">
            <text:p>LG</text:p>
          </table:table-cell>
          <table:table-cell table:style-name="ce14" office:value-type="string" calcext:value-type="string">
            <text:p>GP</text:p>
          </table:table-cell>
          <table:table-cell table:style-name="ce14" office:value-type="string" calcext:value-type="string">
            <text:p>GPA</text:p>
          </table:table-cell>
          <table:table-cell table:style-name="ce14" office:value-type="string" calcext:value-type="string">
            <text:p>PCGPA</text:p>
          </table:table-cell>
          <table:table-cell table:style-name="ce14" office:value-type="string" calcext:value-type="string">
            <text:p>PCCH</text:p>
          </table:table-cell>
          <table:table-cell table:style-name="ce22" office:value-type="string" calcext:value-type="string">
            <text:p>CGPA</text:p>
          </table:table-cell>
          <table:table-cell table:style-name="ce14" office:value-type="string" calcext:value-type="string">
            <text:p>CCH</text:p>
          </table:table-cell>
          <table:table-cell table:style-name="ce17" office:value-type="string" calcext:value-type="string">
            <text:p>REMARK</text:p>
          </table:table-cell>
          <table:table-cell table:style-name="ce14" office:value-type="string" calcext:value-type="string">
            <text:p>Ac Cr Hr</text:p>
          </table:table-cell>
          <table:table-cell table:style-name="ce14" office:value-type="string" calcext:value-type="string">
            <text:p>F Grade</text:p>
          </table:table-cell>
          <table:table-cell table:style-name="ce30" office:value-type="string" calcext:value-type="string">
            <text:p>F in different Subjects</text:p>
          </table:table-cell>
          <table:table-cell table:number-columns-repeated="1636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HY-111</text:p>
          </table:table-cell>
          <table:table-cell table:style-name="ce10" office:value-type="string" calcext:value-type="string">
            <text:p>Physics-I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4]&gt;79.5; &quot;A+&quot;; IF([.E4]&gt;74.5; &quot;A&quot;; IF([.E4]&gt;69.5; &quot;A-&quot;; IF([.E4]&gt;64.5; &quot;B+&quot;;IF([.E4]&gt;59.5; &quot;B&quot;;IF([.E4]&gt;54.5; &quot;B-&quot;;IF([.E4]&gt;49.5; &quot;C+&quot;;IF([.E4]&gt;44.5; &quot;C&quot;;IF([.E4] &gt;39.5; &quot;D&quot;; &quot;F&quot;)))))))))" office:value-type="string" office:string-value="D" calcext:value-type="string">
            <text:p>D</text:p>
          </table:table-cell>
          <table:table-cell table:style-name="ce17" table:formula="of:=IF([.E4]&gt;79.5;4; IF([.E4]&gt;74.5;3.75; IF([.E4]&gt;69.5;3.5; IF([.E4]&gt;64.5;3.25;IF([.E4]&gt;59.5;3;IF([.E4]&gt;54.5;2.75;IF([.E4]&gt;49.5;2.5;IF([.E4]&gt;44.5;2.25;IF([.E4]&gt;39.5;2;0)))))))))" office:value-type="float" office:value="2" calcext:value-type="float">
            <text:p>2</text:p>
          </table:table-cell>
          <table:table-cell table:style-name="ce19" table:formula="of:=([.G4]*[.N4]+[.G5]*[.N5]+[.G6]*[.N6]+[.G7]*[.N7]+[.G8]*[.N8]+[.G9]*[.N9]+[.G10]*[.N10]+[.G11]*[.N11]+[.G12]*[.N12]+[.G13]*[.N13])/[.N14]" office:value-type="float" office:value="2.33333333333333" calcext:value-type="float" table:number-columns-spanned="1" table:number-rows-spanned="10">
            <text:p>2.33333333333333</text:p>
          </table:table-cell>
          <table:table-cell table:style-name="ce17" office:value-type="float" office:value="0" calcext:value-type="float" table:number-columns-spanned="1" table:number-rows-spanned="10">
            <text:p>0</text:p>
          </table:table-cell>
          <table:table-cell table:style-name="ce17" office:value-type="float" office:value="0" calcext:value-type="float" table:number-columns-spanned="1" table:number-rows-spanned="10">
            <text:p>0</text:p>
          </table:table-cell>
          <table:table-cell table:style-name="ce23" table:formula="of:=[.H4]" office:value-type="float" office:value="2.33333333333333" calcext:value-type="float" table:number-columns-spanned="1" table:number-rows-spanned="10">
            <text:p>2.333</text:p>
          </table:table-cell>
          <table:table-cell table:style-name="ce26" table:formula="of:=[.N14]" office:value-type="float" office:value="20.25" calcext:value-type="float" table:number-columns-spanned="1" table:number-rows-spanned="10">
            <text:p>20.25</text:p>
          </table:table-cell>
          <table:table-cell table:style-name="ce27" table:formula="of:=IF([.K4]&gt;2;&quot;PASSED&quot;; &quot;FAIL&quot;)" office:value-type="string" office:string-value="PASSED" calcext:value-type="string" table:number-columns-spanned="1" table:number-rows-spanned="10">
            <text:p>PASSED</text:p>
          </table:table-cell>
          <table:table-cell table:style-name="ce17" office:value-type="float" office:value="3" calcext:value-type="float">
            <text:p>3</text:p>
          </table:table-cell>
          <table:table-cell table:style-name="ce29" table:formula="of:=IF([.G4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HY-112</text:p>
          </table:table-cell>
          <table:table-cell table:style-name="ce11" office:value-type="string" calcext:value-type="string">
            <text:p>Physics –I Sessional.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65" calcext:value-type="float">
            <text:p>65</text:p>
          </table:table-cell>
          <table:table-cell table:style-name="ce15" table:formula="of:=IF([.E5]&gt;79.5; &quot;A+&quot;; IF([.E5]&gt;74.5; &quot;A&quot;; IF([.E5]&gt;69.5; &quot;A-&quot;; IF([.E5]&gt;64.5; &quot;B+&quot;;IF([.E5]&gt;59.5; &quot;B&quot;;IF([.E5]&gt;54.5; &quot;B-&quot;;IF([.E5]&gt;49.5; &quot;C+&quot;;IF([.E5]&gt;44.5; &quot;C&quot;;IF([.E5] &gt;39.5; &quot;D&quot;; &quot;F&quot;)))))))))" office:value-type="string" office:string-value="B+" calcext:value-type="string">
            <text:p>B+</text:p>
          </table:table-cell>
          <table:table-cell table:style-name="ce17" table:formula="of:=IF([.E5]&gt;79.5;4; IF([.E5]&gt;74.5;3.75; IF([.E5]&gt;69.5;3.5; IF([.E5]&gt;64.5;3.25;IF([.E5]&gt;59.5;3;IF([.E5]&gt;54.5;2.75;IF([.E5]&gt;49.5;2.5;IF([.E5]&gt;44.5;2.25;IF([.E5]&gt;39.5;2;0)))))))))" office:value-type="float" office:value="3.25" calcext:value-type="float">
            <text:p>3.2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0.75" calcext:value-type="float">
            <text:p>0.75</text:p>
          </table:table-cell>
          <table:table-cell table:style-name="ce29" table:formula="of:=IF([.G5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HE-111</text:p>
          </table:table-cell>
          <table:table-cell table:style-name="ce11" office:value-type="string" calcext:value-type="string">
            <text:p>Chemistr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5" calcext:value-type="float">
            <text:p>55</text:p>
          </table:table-cell>
          <table:table-cell table:style-name="ce15" table:formula="of:=IF([.E6]&gt;79.5; &quot;A+&quot;; IF([.E6]&gt;74.5; &quot;A&quot;; IF([.E6]&gt;69.5; &quot;A-&quot;; IF([.E6]&gt;64.5; &quot;B+&quot;;IF([.E6]&gt;59.5; &quot;B&quot;;IF([.E6]&gt;54.5; &quot;B-&quot;;IF([.E6]&gt;49.5; &quot;C+&quot;;IF([.E6]&gt;44.5; &quot;C&quot;;IF([.E6] &gt;39.5; &quot;D&quot;; &quot;F&quot;)))))))))" office:value-type="string" office:string-value="B-" calcext:value-type="string">
            <text:p>B-</text:p>
          </table:table-cell>
          <table:table-cell table:style-name="ce17" table:formula="of:=IF([.E6]&gt;79.5;4; IF([.E6]&gt;74.5;3.75; IF([.E6]&gt;69.5;3.5; IF([.E6]&gt;64.5;3.25;IF([.E6]&gt;59.5;3;IF([.E6]&gt;54.5;2.75;IF([.E6]&gt;49.5;2.5;IF([.E6]&gt;44.5;2.25;IF([.E6]&gt;39.5;2;0)))))))))" office:value-type="float" office:value="2.75" calcext:value-type="float">
            <text:p>2.7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6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HE-112</text:p>
          </table:table-cell>
          <table:table-cell table:style-name="ce11" office:value-type="string" calcext:value-type="string">
            <text:p>Chemistry Sessional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50" calcext:value-type="float">
            <text:p>50</text:p>
          </table:table-cell>
          <table:table-cell table:style-name="ce15" table:formula="of:=IF([.E7]&gt;79.5; &quot;A+&quot;; IF([.E7]&gt;74.5; &quot;A&quot;; IF([.E7]&gt;69.5; &quot;A-&quot;; IF([.E7]&gt;64.5; &quot;B+&quot;;IF([.E7]&gt;59.5; &quot;B&quot;;IF([.E7]&gt;54.5; &quot;B-&quot;;IF([.E7]&gt;49.5; &quot;C+&quot;;IF([.E7]&gt;44.5; &quot;C&quot;;IF([.E7] &gt;39.5; &quot;D&quot;; &quot;F&quot;)))))))))" office:value-type="string" office:string-value="C+" calcext:value-type="string">
            <text:p>C+</text:p>
          </table:table-cell>
          <table:table-cell table:style-name="ce17" table:formula="of:=IF([.E7]&gt;79.5;4; IF([.E7]&gt;74.5;3.75; IF([.E7]&gt;69.5;3.5; IF([.E7]&gt;64.5;3.25;IF([.E7]&gt;59.5;3;IF([.E7]&gt;54.5;2.75;IF([.E7]&gt;49.5;2.5;IF([.E7]&gt;44.5;2.25;IF([.E7]&gt;39.5;2;0)))))))))" office:value-type="float" office:value="2.5" calcext:value-type="float">
            <text:p>2.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0.75" calcext:value-type="float">
            <text:p>0.75</text:p>
          </table:table-cell>
          <table:table-cell table:style-name="ce29" table:formula="of:=IF([.G7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MAT-111</text:p>
          </table:table-cell>
          <table:table-cell table:style-name="ce10" office:value-type="string" calcext:value-type="string">
            <text:p>Mathematics-I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8]&gt;79.5; &quot;A+&quot;; IF([.E8]&gt;74.5; &quot;A&quot;; IF([.E8]&gt;69.5; &quot;A-&quot;; IF([.E8]&gt;64.5; &quot;B+&quot;;IF([.E8]&gt;59.5; &quot;B&quot;;IF([.E8]&gt;54.5; &quot;B-&quot;;IF([.E8]&gt;49.5; &quot;C+&quot;;IF([.E8]&gt;44.5; &quot;C&quot;;IF([.E8] &gt;39.5; &quot;D&quot;; &quot;F&quot;)))))))))" office:value-type="string" office:string-value="D" calcext:value-type="string">
            <text:p>D</text:p>
          </table:table-cell>
          <table:table-cell table:style-name="ce17" table:formula="of:=IF([.E8]&gt;79.5;4; IF([.E8]&gt;74.5;3.75; IF([.E8]&gt;69.5;3.5; IF([.E8]&gt;64.5;3.25;IF([.E8]&gt;59.5;3;IF([.E8]&gt;54.5;2.75;IF([.E8]&gt;49.5;2.5;IF([.E8]&gt;44.5;2.25;IF([.E8]&gt;39.5;2;0)))))))))" office:value-type="float" office:value="2" calcext:value-type="float">
            <text:p>2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8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EE-111</text:p>
          </table:table-cell>
          <table:table-cell table:style-name="ce11" office:value-type="string" calcext:value-type="string">
            <text:p>Basic Electrical Engineering <text:s/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5" calcext:value-type="float">
            <text:p>55</text:p>
          </table:table-cell>
          <table:table-cell table:style-name="ce15" table:formula="of:=IF([.E9]&gt;79.5; &quot;A+&quot;; IF([.E9]&gt;74.5; &quot;A&quot;; IF([.E9]&gt;69.5; &quot;A-&quot;; IF([.E9]&gt;64.5; &quot;B+&quot;;IF([.E9]&gt;59.5; &quot;B&quot;;IF([.E9]&gt;54.5; &quot;B-&quot;;IF([.E9]&gt;49.5; &quot;C+&quot;;IF([.E9]&gt;44.5; &quot;C&quot;;IF([.E9] &gt;39.5; &quot;D&quot;; &quot;F&quot;)))))))))" office:value-type="string" office:string-value="B-" calcext:value-type="string">
            <text:p>B-</text:p>
          </table:table-cell>
          <table:table-cell table:style-name="ce17" table:formula="of:=IF([.E9]&gt;79.5;4; IF([.E9]&gt;74.5;3.75; IF([.E9]&gt;69.5;3.5; IF([.E9]&gt;64.5;3.25;IF([.E9]&gt;59.5;3;IF([.E9]&gt;54.5;2.75;IF([.E9]&gt;49.5;2.5;IF([.E9]&gt;44.5;2.25;IF([.E9]&gt;39.5;2;0)))))))))" office:value-type="float" office:value="2.75" calcext:value-type="float">
            <text:p>2.7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9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EEE-112</text:p>
          </table:table-cell>
          <table:table-cell table:style-name="ce11" office:value-type="string" calcext:value-type="string">
            <text:p>Basic Electrical Engineering Sessional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5" calcext:value-type="float">
            <text:p>45</text:p>
          </table:table-cell>
          <table:table-cell table:style-name="ce15" table:formula="of:=IF([.E10]&gt;79.5; &quot;A+&quot;; IF([.E10]&gt;74.5; &quot;A&quot;; IF([.E10]&gt;69.5; &quot;A-&quot;; IF([.E10]&gt;64.5; &quot;B+&quot;;IF([.E10]&gt;59.5; &quot;B&quot;;IF([.E10]&gt;54.5; &quot;B-&quot;;IF([.E10]&gt;49.5; &quot;C+&quot;;IF([.E10]&gt;44.5; &quot;C&quot;;IF([.E10] &gt;39.5; &quot;D&quot;; &quot;F&quot;)))))))))" office:value-type="string" office:string-value="C" calcext:value-type="string">
            <text:p>C</text:p>
          </table:table-cell>
          <table:table-cell table:style-name="ce17" table:formula="of:=IF([.E10]&gt;79.5;4; IF([.E10]&gt;74.5;3.75; IF([.E10]&gt;69.5;3.5; IF([.E10]&gt;64.5;3.25;IF([.E10]&gt;59.5;3;IF([.E10]&gt;54.5;2.75;IF([.E10]&gt;49.5;2.5;IF([.E10]&gt;44.5;2.25;IF([.E10]&gt;39.5;2;0)))))))))" office:value-type="float" office:value="2.25" calcext:value-type="float">
            <text:p>2.2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1.5" calcext:value-type="float">
            <text:p>1.5</text:p>
          </table:table-cell>
          <table:table-cell table:style-name="ce29" table:formula="of:=IF([.G10]=0;&quot;Y&quot;;&quot;&quot;)">
            <text:p/>
          </table:table-cell>
          <table:table-cell table:style-name="ce32"/>
          <table:table-cell table:number-columns-repeated="1636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CIT-111</text:p>
          </table:table-cell>
          <table:table-cell table:style-name="ce10" office:value-type="string" calcext:value-type="string">
            <text:p>Programming Language <text:s/>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11]&gt;79.5; &quot;A+&quot;; IF([.E11]&gt;74.5; &quot;A&quot;; IF([.E11]&gt;69.5; &quot;A-&quot;; IF([.E11]&gt;64.5; &quot;B+&quot;;IF([.E11]&gt;59.5; &quot;B&quot;;IF([.E11]&gt;54.5; &quot;B-&quot;;IF([.E11]&gt;49.5; &quot;C+&quot;;IF([.E11]&gt;44.5; &quot;C&quot;;IF([.E11] &gt;39.5; &quot;D&quot;; &quot;F&quot;)))))))))" office:value-type="string" office:string-value="D" calcext:value-type="string">
            <text:p>D</text:p>
          </table:table-cell>
          <table:table-cell table:style-name="ce17" table:formula="of:=IF([.E11]&gt;79.5;4; IF([.E11]&gt;74.5;3.75; IF([.E11]&gt;69.5;3.5; IF([.E11]&gt;64.5;3.25;IF([.E11]&gt;59.5;3;IF([.E11]&gt;54.5;2.75;IF([.E11]&gt;49.5;2.5;IF([.E11]&gt;44.5;2.25;IF([.E11]&gt;39.5;2;0)))))))))" office:value-type="float" office:value="2" calcext:value-type="float">
            <text:p>2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11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IT-112</text:p>
          </table:table-cell>
          <table:table-cell table:style-name="ce10" office:value-type="string" calcext:value-type="string">
            <text:p>Programming Language <text:s/>Sessional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12]&gt;79.5; &quot;A+&quot;; IF([.E12]&gt;74.5; &quot;A&quot;; IF([.E12]&gt;69.5; &quot;A-&quot;; IF([.E12]&gt;64.5; &quot;B+&quot;;IF([.E12]&gt;59.5; &quot;B&quot;;IF([.E12]&gt;54.5; &quot;B-&quot;;IF([.E12]&gt;49.5; &quot;C+&quot;;IF([.E12]&gt;44.5; &quot;C&quot;;IF([.E12] &gt;39.5; &quot;D&quot;; &quot;F&quot;)))))))))" office:value-type="string" office:string-value="D" calcext:value-type="string">
            <text:p>D</text:p>
          </table:table-cell>
          <table:table-cell table:style-name="ce17" table:formula="of:=IF([.E12]&gt;79.5;4; IF([.E12]&gt;74.5;3.75; IF([.E12]&gt;69.5;3.5; IF([.E12]&gt;64.5;3.25;IF([.E12]&gt;59.5;3;IF([.E12]&gt;54.5;2.75;IF([.E12]&gt;49.5;2.5;IF([.E12]&gt;44.5;2.25;IF([.E12]&gt;39.5;2;0)))))))))" office:value-type="float" office:value="2" calcext:value-type="float">
            <text:p>2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1.5" calcext:value-type="float">
            <text:p>1.5</text:p>
          </table:table-cell>
          <table:table-cell table:style-name="ce29" table:formula="of:=IF([.G12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CCE-112</text:p>
          </table:table-cell>
          <table:table-cell table:style-name="ce11" office:value-type="string" calcext:value-type="string">
            <text:p>Engineering Drawing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55" calcext:value-type="float">
            <text:p>55</text:p>
          </table:table-cell>
          <table:table-cell table:style-name="ce15" table:formula="of:=IF([.E13]&gt;79.5; &quot;A+&quot;; IF([.E13]&gt;74.5; &quot;A&quot;; IF([.E13]&gt;69.5; &quot;A-&quot;; IF([.E13]&gt;64.5; &quot;B+&quot;;IF([.E13]&gt;59.5; &quot;B&quot;;IF([.E13]&gt;54.5; &quot;B-&quot;;IF([.E13]&gt;49.5; &quot;C+&quot;;IF([.E13]&gt;44.5; &quot;C&quot;;IF([.E13] &gt;39.5; &quot;D&quot;; &quot;F&quot;)))))))))" office:value-type="string" office:string-value="B-" calcext:value-type="string">
            <text:p>B-</text:p>
          </table:table-cell>
          <table:table-cell table:style-name="ce17" table:formula="of:=IF([.E13]&gt;79.5;4; IF([.E13]&gt;74.5;3.75; IF([.E13]&gt;69.5;3.5; IF([.E13]&gt;64.5;3.25;IF([.E13]&gt;59.5;3;IF([.E13]&gt;54.5;2.75;IF([.E13]&gt;49.5;2.5;IF([.E13]&gt;44.5;2.25;IF([.E13]&gt;39.5;2;0)))))))))" office:value-type="float" office:value="2.75" calcext:value-type="float">
            <text:p>2.7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0.75" calcext:value-type="float">
            <text:p>0.75</text:p>
          </table:table-cell>
          <table:table-cell table:style-name="ce29" table:formula="of:=IF([.G13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5">
          <table:table-cell table:style-name="ce5"/>
          <table:table-cell table:style-name="ce9" table:number-columns-repeated="4"/>
          <table:table-cell table:style-name="ce16"/>
          <table:table-cell table:style-name="ce9"/>
          <table:table-cell table:style-name="ce20"/>
          <table:table-cell table:style-name="ce9" table:number-columns-repeated="2"/>
          <table:table-cell table:style-name="ce24"/>
          <table:table-cell table:style-name="ce9" table:number-columns-repeated="2"/>
          <table:table-cell table:style-name="ce28" table:formula="of:=SUM([.N4:.N13])" office:value-type="float" office:value="20.25" calcext:value-type="float">
            <text:p>20.25</text:p>
          </table:table-cell>
          <table:table-cell table:style-name="ce9"/>
          <table:table-cell table:style-name="ce33"/>
          <table:table-cell table:number-columns-repeated="16368"/>
        </table:table-row>
        <table:table-row table:style-name="ro5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16" table:number-rows-spanned="1">
            <text:p>Second Semester</text:p>
          </table:table-cell>
          <table:covered-table-cell table:number-columns-repeated="15" table:style-name="ce1"/>
          <table:table-cell table:number-columns-repeated="16368"/>
        </table:table-row>
        <table:table-row table:style-name="ro2">
          <table:table-cell table:style-name="ce2" office:value-type="string" calcext:value-type="string" table:number-columns-spanned="3" table:number-rows-spanned="1">
            <text:p>Regi: <text:s text:c="2"/></text:p>
          </table:table-cell>
          <table:covered-table-cell table:number-columns-repeated="2" table:style-name="ce2"/>
          <table:table-cell table:style-name="ce13" office:value-type="string" calcext:value-type="string" table:number-columns-spanned="13" table:number-rows-spanned="1">
            <text:p>Name: SHARIER ISLAM</text:p>
          </table:table-cell>
          <table:covered-table-cell table:number-columns-repeated="12" table:style-name="ce13"/>
          <table:table-cell table:number-columns-repeated="16368"/>
        </table:table-row>
        <table:table-row table:style-name="ro2">
          <table:table-cell table:style-name="ce3"/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ubjec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Total Marks</text:p>
          </table:table-cell>
          <table:table-cell table:style-name="ce14" office:value-type="string" calcext:value-type="string">
            <text:p>LG</text:p>
          </table:table-cell>
          <table:table-cell table:style-name="ce14" office:value-type="string" calcext:value-type="string">
            <text:p>GP</text:p>
          </table:table-cell>
          <table:table-cell table:style-name="ce14" office:value-type="string" calcext:value-type="string">
            <text:p>GPA</text:p>
          </table:table-cell>
          <table:table-cell table:style-name="ce14" office:value-type="string" calcext:value-type="string">
            <text:p>PCGPA</text:p>
          </table:table-cell>
          <table:table-cell table:style-name="ce14" office:value-type="string" calcext:value-type="string">
            <text:p>PCCH</text:p>
          </table:table-cell>
          <table:table-cell table:style-name="ce22" office:value-type="string" calcext:value-type="string">
            <text:p>CGPA</text:p>
          </table:table-cell>
          <table:table-cell table:style-name="ce14" office:value-type="string" calcext:value-type="string">
            <text:p>CCH</text:p>
          </table:table-cell>
          <table:table-cell table:style-name="ce17" office:value-type="string" calcext:value-type="string">
            <text:p>REMARK</text:p>
          </table:table-cell>
          <table:table-cell table:style-name="ce14" office:value-type="string" calcext:value-type="string">
            <text:p>Ac Cr Hr</text:p>
          </table:table-cell>
          <table:table-cell table:style-name="ce14" office:value-type="string" calcext:value-type="string">
            <text:p>F Grade</text:p>
          </table:table-cell>
          <table:table-cell table:style-name="ce30" office:value-type="string" calcext:value-type="string">
            <text:p>F in different Subjects</text:p>
          </table:table-cell>
          <table:table-cell table:number-columns-repeated="15"/>
          <table:table-cell table:style-name="ce34"/>
          <table:table-cell table:number-columns-repeated="1635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HY-121</text:p>
          </table:table-cell>
          <table:table-cell table:style-name="ce10" office:value-type="string" calcext:value-type="string">
            <text:p>Physics-II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19]&gt;79.5; &quot;A+&quot;; IF([.E19]&gt;74.5; &quot;A&quot;; IF([.E19]&gt;69.5; &quot;A-&quot;; IF([.E19]&gt;64.5; &quot;B+&quot;;IF([.E19]&gt;59.5; &quot;B&quot;;IF([.E19]&gt;54.5; &quot;B-&quot;;IF([.E19]&gt;49.5; &quot;C+&quot;;IF([.E19]&gt;44.5; &quot;C&quot;;IF([.E19] &gt;39.5; &quot;D&quot;; &quot;F&quot;)))))))))" office:value-type="string" office:string-value="D" calcext:value-type="string">
            <text:p>D</text:p>
          </table:table-cell>
          <table:table-cell table:style-name="ce17" table:formula="of:=IF([.E19]&gt;79.5;4; IF([.E19]&gt;74.5;3.75; IF([.E19]&gt;69.5;3.5; IF([.E19]&gt;64.5;3.25;IF([.E19]&gt;59.5;3;IF([.E19]&gt;54.5;2.75;IF([.E19]&gt;49.5;2.5;IF([.E19]&gt;44.5;2.25;IF([.E19]&gt;39.5;2;0)))))))))" office:value-type="float" office:value="2" calcext:value-type="float">
            <text:p>2</text:p>
          </table:table-cell>
          <table:table-cell table:style-name="ce19" table:formula="of:=([.G19]*[.N19]+[.G20]*[.N20]+[.G21]*[.N21]+[.G22]*[.N22]+[.G23]*[.N23]+[.G24]*[.N24]+[.G25]*[.N25]+[.G26]*[.N26]+[.G27]*[.N27])/[.N28]" office:value-type="float" office:value="2.25903614457831" calcext:value-type="float" table:number-columns-spanned="1" table:number-rows-spanned="9">
            <text:p>2.25903614457831</text:p>
          </table:table-cell>
          <table:table-cell table:style-name="ce21" table:formula="of:=[.K4]" office:value-type="float" office:value="2.33333333333333" calcext:value-type="float" table:number-columns-spanned="1" table:number-rows-spanned="9">
            <text:p>2.333</text:p>
          </table:table-cell>
          <table:table-cell table:style-name="ce17" table:formula="of:=[.N14]" office:value-type="float" office:value="20.25" calcext:value-type="float" table:number-columns-spanned="1" table:number-rows-spanned="9">
            <text:p>20.25</text:p>
          </table:table-cell>
          <table:table-cell table:style-name="ce23" table:formula="of:=([.H19]*[.N28]+[.I19]*[.J19])/[.L19]" office:value-type="float" office:value="2.29573170731707" calcext:value-type="float" table:number-columns-spanned="1" table:number-rows-spanned="9">
            <text:p>2.296</text:p>
          </table:table-cell>
          <table:table-cell table:style-name="ce26" table:formula="of:=[.J19]+[.N28]" office:value-type="float" office:value="41" calcext:value-type="float" table:number-columns-spanned="1" table:number-rows-spanned="9">
            <text:p>41</text:p>
          </table:table-cell>
          <table:table-cell table:style-name="ce27" table:formula="of:=IF([.K19]&gt;2;&quot;PASSED&quot;; &quot;FAIL&quot;)" office:value-type="string" office:string-value="PASSED" calcext:value-type="string" table:number-columns-spanned="1" table:number-rows-spanned="9">
            <text:p>PASSED</text:p>
          </table:table-cell>
          <table:table-cell table:style-name="ce17" office:value-type="float" office:value="3" calcext:value-type="float">
            <text:p>3</text:p>
          </table:table-cell>
          <table:table-cell table:style-name="ce29" table:formula="of:=IF([.G19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HY-122</text:p>
          </table:table-cell>
          <table:table-cell table:style-name="ce10" office:value-type="string" calcext:value-type="string">
            <text:p>Physics –II Sessional.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20]&gt;79.5; &quot;A+&quot;; IF([.E20]&gt;74.5; &quot;A&quot;; IF([.E20]&gt;69.5; &quot;A-&quot;; IF([.E20]&gt;64.5; &quot;B+&quot;;IF([.E20]&gt;59.5; &quot;B&quot;;IF([.E20]&gt;54.5; &quot;B-&quot;;IF([.E20]&gt;49.5; &quot;C+&quot;;IF([.E20]&gt;44.5; &quot;C&quot;;IF([.E20] &gt;39.5; &quot;D&quot;; &quot;F&quot;)))))))))" office:value-type="string" office:string-value="D" calcext:value-type="string">
            <text:p>D</text:p>
          </table:table-cell>
          <table:table-cell table:style-name="ce17" table:formula="of:=IF([.E20]&gt;79.5;4; IF([.E20]&gt;74.5;3.75; IF([.E20]&gt;69.5;3.5; IF([.E20]&gt;64.5;3.25;IF([.E20]&gt;59.5;3;IF([.E20]&gt;54.5;2.75;IF([.E20]&gt;49.5;2.5;IF([.E20]&gt;44.5;2.25;IF([.E20]&gt;39.5;2;0)))))))))" office:value-type="float" office:value="2" calcext:value-type="float">
            <text:p>2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0.75" calcext:value-type="float">
            <text:p>0.75</text:p>
          </table:table-cell>
          <table:table-cell table:style-name="ce29" table:formula="of:=IF([.G20]=0;&quot;Y&quot;;&quot;&quot;)">
            <text:p/>
          </table:table-cell>
          <table:table-cell table:style-name="ce32"/>
          <table:table-cell table:number-columns-repeated="15"/>
          <table:table-cell table:style-name="ce35" table:number-columns-spanned="1" table:number-rows-spanned="6"/>
          <table:table-cell table:number-columns-repeated="1635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AT-121</text:p>
          </table:table-cell>
          <table:table-cell table:style-name="ce10" office:value-type="string" calcext:value-type="string">
            <text:p>Mathematics-II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15" table:formula="of:=IF([.E21]&gt;79.5; &quot;A+&quot;; IF([.E21]&gt;74.5; &quot;A&quot;; IF([.E21]&gt;69.5; &quot;A-&quot;; IF([.E21]&gt;64.5; &quot;B+&quot;;IF([.E21]&gt;59.5; &quot;B&quot;;IF([.E21]&gt;54.5; &quot;B-&quot;;IF([.E21]&gt;49.5; &quot;C+&quot;;IF([.E21]&gt;44.5; &quot;C&quot;;IF([.E21] &gt;39.5; &quot;D&quot;; &quot;F&quot;)))))))))" office:value-type="string" office:string-value="D" calcext:value-type="string">
            <text:p>D</text:p>
          </table:table-cell>
          <table:table-cell table:style-name="ce17" table:formula="of:=IF([.E21]&gt;79.5;4; IF([.E21]&gt;74.5;3.75; IF([.E21]&gt;69.5;3.5; IF([.E21]&gt;64.5;3.25;IF([.E21]&gt;59.5;3;IF([.E21]&gt;54.5;2.75;IF([.E21]&gt;49.5;2.5;IF([.E21]&gt;44.5;2.25;IF([.E21]&gt;39.5;2;0)))))))))" office:value-type="float" office:value="2" calcext:value-type="float">
            <text:p>2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21]=0;&quot;Y&quot;;&quot;&quot;)">
            <text:p/>
          </table:table-cell>
          <table:table-cell table:style-name="ce32"/>
          <table:table-cell table:number-columns-repeated="15"/>
          <table:covered-table-cell table:style-name="ce35"/>
          <table:table-cell table:number-columns-repeated="1635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IT-121</text:p>
          </table:table-cell>
          <table:table-cell table:style-name="ce11" office:value-type="string" calcext:value-type="string">
            <text:p>Discrete Mathematic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" calcext:value-type="float">
            <text:p>45</text:p>
          </table:table-cell>
          <table:table-cell table:style-name="ce15" table:formula="of:=IF([.E22]&gt;79.5; &quot;A+&quot;; IF([.E22]&gt;74.5; &quot;A&quot;; IF([.E22]&gt;69.5; &quot;A-&quot;; IF([.E22]&gt;64.5; &quot;B+&quot;;IF([.E22]&gt;59.5; &quot;B&quot;;IF([.E22]&gt;54.5; &quot;B-&quot;;IF([.E22]&gt;49.5; &quot;C+&quot;;IF([.E22]&gt;44.5; &quot;C&quot;;IF([.E22] &gt;39.5; &quot;D&quot;; &quot;F&quot;)))))))))" office:value-type="string" office:string-value="C" calcext:value-type="string">
            <text:p>C</text:p>
          </table:table-cell>
          <table:table-cell table:style-name="ce17" table:formula="of:=IF([.E22]&gt;79.5;4; IF([.E22]&gt;74.5;3.75; IF([.E22]&gt;69.5;3.5; IF([.E22]&gt;64.5;3.25;IF([.E22]&gt;59.5;3;IF([.E22]&gt;54.5;2.75;IF([.E22]&gt;49.5;2.5;IF([.E22]&gt;44.5;2.25;IF([.E22]&gt;39.5;2;0)))))))))" office:value-type="float" office:value="2.25" calcext:value-type="float">
            <text:p>2.2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22]=0;&quot;Y&quot;;&quot;&quot;)">
            <text:p/>
          </table:table-cell>
          <table:table-cell table:style-name="ce32"/>
          <table:table-cell table:number-columns-repeated="15"/>
          <table:covered-table-cell table:style-name="ce35"/>
          <table:table-cell table:number-columns-repeated="1635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LCM-121</text:p>
          </table:table-cell>
          <table:table-cell table:style-name="ce12" office:value-type="string" calcext:value-type="string">
            <text:p>Communicative English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15" table:formula="of:=IF([.E23]&gt;79.5; &quot;A+&quot;; IF([.E23]&gt;74.5; &quot;A&quot;; IF([.E23]&gt;69.5; &quot;A-&quot;; IF([.E23]&gt;64.5; &quot;B+&quot;;IF([.E23]&gt;59.5; &quot;B&quot;;IF([.E23]&gt;54.5; &quot;B-&quot;;IF([.E23]&gt;49.5; &quot;C+&quot;;IF([.E23]&gt;44.5; &quot;C&quot;;IF([.E23] &gt;39.5; &quot;D&quot;; &quot;F&quot;)))))))))" office:value-type="string" office:string-value="C" calcext:value-type="string">
            <text:p>C</text:p>
          </table:table-cell>
          <table:table-cell table:style-name="ce17" table:formula="of:=IF([.E23]&gt;79.5;4; IF([.E23]&gt;74.5;3.75; IF([.E23]&gt;69.5;3.5; IF([.E23]&gt;64.5;3.25;IF([.E23]&gt;59.5;3;IF([.E23]&gt;54.5;2.75;IF([.E23]&gt;49.5;2.5;IF([.E23]&gt;44.5;2.25;IF([.E23]&gt;39.5;2;0)))))))))" office:value-type="float" office:value="2.25" calcext:value-type="float">
            <text:p>2.2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2" calcext:value-type="float">
            <text:p>2</text:p>
          </table:table-cell>
          <table:table-cell table:style-name="ce29" table:formula="of:=IF([.G23]=0;&quot;Y&quot;;&quot;&quot;)">
            <text:p/>
          </table:table-cell>
          <table:table-cell table:style-name="ce32"/>
          <table:table-cell table:number-columns-repeated="15"/>
          <table:covered-table-cell table:style-name="ce35"/>
          <table:table-cell table:number-columns-repeated="1635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EEE-121</text:p>
          </table:table-cell>
          <table:table-cell table:style-name="ce12" office:value-type="string" calcext:value-type="string">
            <text:p>Electronic Device and Circuit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" calcext:value-type="float">
            <text:p>45</text:p>
          </table:table-cell>
          <table:table-cell table:style-name="ce15" table:formula="of:=IF([.E24]&gt;79.5; &quot;A+&quot;; IF([.E24]&gt;74.5; &quot;A&quot;; IF([.E24]&gt;69.5; &quot;A-&quot;; IF([.E24]&gt;64.5; &quot;B+&quot;;IF([.E24]&gt;59.5; &quot;B&quot;;IF([.E24]&gt;54.5; &quot;B-&quot;;IF([.E24]&gt;49.5; &quot;C+&quot;;IF([.E24]&gt;44.5; &quot;C&quot;;IF([.E24] &gt;39.5; &quot;D&quot;; &quot;F&quot;)))))))))" office:value-type="string" office:string-value="C" calcext:value-type="string">
            <text:p>C</text:p>
          </table:table-cell>
          <table:table-cell table:style-name="ce17" table:formula="of:=IF([.E24]&gt;79.5;4; IF([.E24]&gt;74.5;3.75; IF([.E24]&gt;69.5;3.5; IF([.E24]&gt;64.5;3.25;IF([.E24]&gt;59.5;3;IF([.E24]&gt;54.5;2.75;IF([.E24]&gt;49.5;2.5;IF([.E24]&gt;44.5;2.25;IF([.E24]&gt;39.5;2;0)))))))))" office:value-type="float" office:value="2.25" calcext:value-type="float">
            <text:p>2.2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24]=0;&quot;Y&quot;;&quot;&quot;)">
            <text:p/>
          </table:table-cell>
          <table:table-cell table:style-name="ce32"/>
          <table:table-cell table:number-columns-repeated="15"/>
          <table:covered-table-cell table:style-name="ce35"/>
          <table:table-cell table:number-columns-repeated="16352"/>
        </table:table-row>
        <table:table-row table:style-name="ro6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EEE-122</text:p>
          </table:table-cell>
          <table:table-cell table:style-name="ce11" office:value-type="string" calcext:value-type="string">
            <text:p>Electronic Device and Circuits Sessional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50" calcext:value-type="float">
            <text:p>50</text:p>
          </table:table-cell>
          <table:table-cell table:style-name="ce15" table:formula="of:=IF([.E25]&gt;79.5; &quot;A+&quot;; IF([.E25]&gt;74.5; &quot;A&quot;; IF([.E25]&gt;69.5; &quot;A-&quot;; IF([.E25]&gt;64.5; &quot;B+&quot;;IF([.E25]&gt;59.5; &quot;B&quot;;IF([.E25]&gt;54.5; &quot;B-&quot;;IF([.E25]&gt;49.5; &quot;C+&quot;;IF([.E25]&gt;44.5; &quot;C&quot;;IF([.E25] &gt;39.5; &quot;D&quot;; &quot;F&quot;)))))))))" office:value-type="string" office:string-value="C+" calcext:value-type="string">
            <text:p>C+</text:p>
          </table:table-cell>
          <table:table-cell table:style-name="ce17" table:formula="of:=IF([.E25]&gt;79.5;4; IF([.E25]&gt;74.5;3.75; IF([.E25]&gt;69.5;3.5; IF([.E25]&gt;64.5;3.25;IF([.E25]&gt;59.5;3;IF([.E25]&gt;54.5;2.75;IF([.E25]&gt;49.5;2.5;IF([.E25]&gt;44.5;2.25;IF([.E25]&gt;39.5;2;0)))))))))" office:value-type="float" office:value="2.5" calcext:value-type="float">
            <text:p>2.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1.5" calcext:value-type="float">
            <text:p>1.5</text:p>
          </table:table-cell>
          <table:table-cell table:style-name="ce29" table:formula="of:=IF([.G25]=0;&quot;Y&quot;;&quot;&quot;)">
            <text:p/>
          </table:table-cell>
          <table:table-cell table:style-name="ce32"/>
          <table:table-cell table:number-columns-repeated="15"/>
          <table:covered-table-cell table:style-name="ce35"/>
          <table:table-cell table:number-columns-repeated="16352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CCE-121</text:p>
          </table:table-cell>
          <table:table-cell table:style-name="ce12" office:value-type="string" calcext:value-type="string">
            <text:p>Object Oriented Programming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15" table:formula="of:=IF([.E26]&gt;79.5; &quot;A+&quot;; IF([.E26]&gt;74.5; &quot;A&quot;; IF([.E26]&gt;69.5; &quot;A-&quot;; IF([.E26]&gt;64.5; &quot;B+&quot;;IF([.E26]&gt;59.5; &quot;B&quot;;IF([.E26]&gt;54.5; &quot;B-&quot;;IF([.E26]&gt;49.5; &quot;C+&quot;;IF([.E26]&gt;44.5; &quot;C&quot;;IF([.E26] &gt;39.5; &quot;D&quot;; &quot;F&quot;)))))))))" office:value-type="string" office:string-value="C+" calcext:value-type="string">
            <text:p>C+</text:p>
          </table:table-cell>
          <table:table-cell table:style-name="ce17" table:formula="of:=IF([.E26]&gt;79.5;4; IF([.E26]&gt;74.5;3.75; IF([.E26]&gt;69.5;3.5; IF([.E26]&gt;64.5;3.25;IF([.E26]&gt;59.5;3;IF([.E26]&gt;54.5;2.75;IF([.E26]&gt;49.5;2.5;IF([.E26]&gt;44.5;2.25;IF([.E26]&gt;39.5;2;0)))))))))" office:value-type="float" office:value="2.5" calcext:value-type="float">
            <text:p>2.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3" calcext:value-type="float">
            <text:p>3</text:p>
          </table:table-cell>
          <table:table-cell table:style-name="ce29" table:formula="of:=IF([.G26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CCE-122</text:p>
          </table:table-cell>
          <table:table-cell table:style-name="ce12" office:value-type="string" calcext:value-type="string">
            <text:p>Object Oriented Programming Sessional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55" calcext:value-type="float">
            <text:p>55</text:p>
          </table:table-cell>
          <table:table-cell table:style-name="ce15" table:formula="of:=IF([.E27]&gt;79.5; &quot;A+&quot;; IF([.E27]&gt;74.5; &quot;A&quot;; IF([.E27]&gt;69.5; &quot;A-&quot;; IF([.E27]&gt;64.5; &quot;B+&quot;;IF([.E27]&gt;59.5; &quot;B&quot;;IF([.E27]&gt;54.5; &quot;B-&quot;;IF([.E27]&gt;49.5; &quot;C+&quot;;IF([.E27]&gt;44.5; &quot;C&quot;;IF([.E27] &gt;39.5; &quot;D&quot;; &quot;F&quot;)))))))))" office:value-type="string" office:string-value="B-" calcext:value-type="string">
            <text:p>B-</text:p>
          </table:table-cell>
          <table:table-cell table:style-name="ce17" table:formula="of:=IF([.E27]&gt;79.5;4; IF([.E27]&gt;74.5;3.75; IF([.E27]&gt;69.5;3.5; IF([.E27]&gt;64.5;3.25;IF([.E27]&gt;59.5;3;IF([.E27]&gt;54.5;2.75;IF([.E27]&gt;49.5;2.5;IF([.E27]&gt;44.5;2.25;IF([.E27]&gt;39.5;2;0)))))))))" office:value-type="float" office:value="2.75" calcext:value-type="float">
            <text:p>2.75</text:p>
          </table:table-cell>
          <table:covered-table-cell table:style-name="ce19"/>
          <table:covered-table-cell table:number-columns-repeated="2" table:style-name="ce17"/>
          <table:covered-table-cell table:style-name="ce23"/>
          <table:covered-table-cell table:style-name="ce26"/>
          <table:covered-table-cell table:style-name="ce27"/>
          <table:table-cell table:style-name="ce17" office:value-type="float" office:value="1.5" calcext:value-type="float">
            <text:p>1.5</text:p>
          </table:table-cell>
          <table:table-cell table:style-name="ce29" table:formula="of:=IF([.G27]=0;&quot;Y&quot;;&quot;&quot;)">
            <text:p/>
          </table:table-cell>
          <table:table-cell table:style-name="ce31"/>
          <table:table-cell table:number-columns-repeated="16368"/>
        </table:table-row>
        <table:table-row table:style-name="ro5">
          <table:table-cell table:style-name="ce5"/>
          <table:table-cell table:style-name="ce9" table:number-columns-repeated="9"/>
          <table:table-cell table:style-name="ce24"/>
          <table:table-cell table:style-name="ce9" table:number-columns-repeated="2"/>
          <table:table-cell table:style-name="ce28" table:formula="of:=SUM([.N19:.N27])" office:value-type="float" office:value="20.75" calcext:value-type="float">
            <text:p>20.75</text:p>
          </table:table-cell>
          <table:table-cell table:style-name="ce9"/>
          <table:table-cell table:style-name="ce33"/>
          <table:table-cell table:number-columns-repeated="16368"/>
        </table:table-row>
        <table:table-row table:style-name="ro2">
          <table:table-cell table:number-columns-repeated="6"/>
          <table:table-cell table:style-name="ce18"/>
          <table:table-cell table:number-columns-repeated="16377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F4:Sheet1.F13 Sheet1.F19:Sheet1.F27">
            <calcext:condition calcext:apply-style-name="ConditionalStyle_2" calcext:value="contains-text(&quot;D&quot;)" calcext:base-cell-address="Sheet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Vrinda" style:font-size-complex="10pt" style:language-complex="bn" style:country-complex="BD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5:57:32</meta:creation-date>
    <meta:initial-creator>Uaer</meta:initial-creator>
    <dc:language>en-US</dc:language>
    <dc:date>2023-08-10T09:19:40.572950464</dc:date>
    <meta:editing-cycles>2</meta:editing-cycles>
    <meta:editing-duration>PT10M20S</meta:editing-duration>
    <meta:generator>LibreOffice/7.5.5.2$Linux_X86_64 LibreOffice_project/50$Build-2</meta:generator>
    <meta:document-statistic meta:table-count="1" meta:cell-count="221" meta:object-count="0"/>
    <meta:user-defined meta:name="AppVersion">15.0000</meta:user-defined>
  </office:meta>
</office:document-meta>
</file>